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B00000188BA909AA49306B71B.png" manifest:media-type="image/png"/>
  <manifest:file-entry manifest:full-path="Pictures/10000201000001820000018B5F59FBD1B2C0AFCE.png" manifest:media-type="image/png"/>
  <manifest:file-entry manifest:full-path="Pictures/100002010000018A0000018BBA5AF2D5EF1C58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Adventor" svg:font-family="TexGyreAdventor"/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hatch" draw:fill-hatch-name="Red_20_Crossed_20_45_20_Degrees" draw:opacity="100%" draw:opacity-name="Transparency_20_429" draw:textarea-vertical-align="middle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002cm" fo:min-width="0cm"/>
    </style:style>
    <style:style style:name="gr4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5.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6.189cm"/>
    </style:style>
    <style:style style:name="gr7" style:family="graphic" style:parent-style-name="objectwithoutfill">
      <style:graphic-properties draw:stroke="solid"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001cm" fo:min-width="0cm"/>
    </style:style>
    <style:style style:name="gr9" style:family="graphic" style:parent-style-name="objectwithoutfill">
      <style:graphic-properties draw:stroke="solid" svg:stroke-width="0.106cm" svg:stroke-color="#000000" draw:marker-start-width="0.358cm" draw:marker-end-width="0.358cm" svg:stroke-opacity="100%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9cm" fo:min-width="5.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9cm" fo:min-width="6.1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5.2cm"/>
    </style:style>
    <style:style style:name="gr14" style:family="graphic" style:parent-style-name="standard">
      <style:graphic-properties draw:stroke="none" draw:fill-color="#ed1c24" draw:textarea-horizontal-align="justify" draw:textarea-vertical-align="middle" draw:auto-grow-height="false" fo:min-height="0.002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hatch" draw:fill-hatch-name="Red_20_Crossed_20_45_20_Degrees" draw:opacity="100%" draw:opacity-name="Transparency_20_42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Times"/>
    </style:style>
    <style:style style:name="P6" style:family="paragraph">
      <loext:graphic-properties draw:fill="none" draw:fill-color="#ffffff"/>
      <style:text-properties style:font-name="Times" fo:font-size="26pt" style:font-size-asian="26pt" style:font-size-complex="26pt"/>
    </style:style>
    <style:style style:name="P7" style:family="paragraph">
      <style:paragraph-properties fo:text-align="end"/>
      <style:text-properties style:font-name="Times"/>
    </style:style>
    <style:style style:name="P8" style:family="paragraph">
      <loext:graphic-properties draw:fill="none" draw:fill-color="#ffffff"/>
      <style:paragraph-properties fo:text-align="end"/>
      <style:text-properties fo:color="#000000" style:font-name="Times" fo:font-size="26pt" fo:font-weight="normal" style:font-size-asian="26pt" style:font-weight-asian="normal" style:font-size-complex="26pt" style:font-weight-complex="normal"/>
    </style:style>
    <style:style style:name="P9" style:family="paragraph">
      <loext:graphic-properties draw:fill="none" draw:fill-color="#ffffff"/>
      <style:text-properties fo:color="#000000" style:font-name="Times" fo:font-size="26pt" style:font-size-asian="26pt" style:font-size-complex="26pt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Times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00" style:text-position="-33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25.333cm" svg:height="18.033cm" svg:x="28.956cm" svg:y="-4.064cm" svg:viewBox="0 0 25334 18034" draw:points="0,7134 0,0 25334,0 25334,18034 12254,18034 12254,14515 3274,14515 3274,7189">
          <text:p/>
        </draw:polygon>
        <draw:line draw:style-name="gr2" draw:text-style-name="P2" draw:layer="layout" svg:x1="3.74cm" svg:y1="18.496cm" svg:x2="3.74cm" svg:y2="0.97cm">
          <text:p/>
        </draw:line>
        <draw:line draw:style-name="gr2" draw:text-style-name="P2" draw:layer="layout" svg:x1="3.74cm" svg:y1="18.496cm" svg:x2="25.531cm" svg:y2="18.574cm">
          <text:p/>
        </draw:line>
        <draw:custom-shape draw:style-name="gr3" draw:text-style-name="P3" xml:id="id2" draw:id="id2" draw:layer="layout" svg:width="0.356cm" svg:height="0.356cm" svg:x="13.064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0.156cm" svg:y1="4.472cm" svg:x2="13.242cm" svg:y2="11.62cm" draw:start-shape="id1" draw:start-glue-point="10" draw:end-shape="id2" draw:end-glue-point="4" svg:d="M10156 4472h3086v7148" svg:viewBox="0 0 3087 7149">
          <text:p/>
        </draw:connector>
        <draw:connector draw:style-name="gr4" draw:text-style-name="P4" draw:layer="layout" svg:x1="13.42cm" svg:y1="11.798cm" svg:x2="22.222cm" svg:y2="15.176cm" draw:start-shape="id2" draw:start-glue-point="10" draw:end-shape="id3" draw:end-glue-point="4" svg:d="M13420 11798h8802v3378" svg:viewBox="0 0 8803 3379">
          <text:p/>
        </draw:connector>
        <draw:frame draw:style-name="gr5" draw:text-style-name="P6" draw:layer="layout" svg:width="7.704cm" svg:height="1.585cm" svg:x="14.708cm" svg:y="1.032cm">
          <draw:text-box>
            <text:p text:style-name="P5"><text:span text:style-name="T1">Excluded region</text:span></text:p>
          </draw:text-box>
        </draw:frame>
        <draw:frame draw:style-name="gr6" draw:text-style-name="P6" draw:layer="layout" svg:width="10.306cm" svg:height="3.173cm" svg:x="10.09cm" svg:y="19.004cm">
          <draw:text-box>
            <text:p text:style-name="P5"><text:span text:style-name="T2">Number of atoms</text:span></text:p>
          </draw:text-box>
        </draw:frame>
        <draw:line draw:style-name="gr7" draw:text-style-name="P2" draw:layer="layout" svg:x1="9.968cm" svg:y1="4.417cm" svg:x2="9.968cm" svg:y2="1.347cm">
          <text:p/>
        </draw:line>
        <draw:custom-shape draw:style-name="gr8" draw:text-style-name="P3" xml:id="id1" draw:id="id1" draw:layer="layout" svg:width="0.356cm" svg:height="0.355cm" svg:x="9.8cm" svg:y="4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262cm" svg:y1="15.353cm" svg:x2="27.362cm" svg:y2="15.317cm">
          <text:p/>
        </draw:line>
        <draw:custom-shape draw:style-name="gr3" draw:text-style-name="P3" xml:id="id3" draw:id="id3" draw:layer="layout" svg:width="0.356cm" svg:height="0.356cm" svg:x="22.044cm" svg:y="15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438cm" svg:height="2.919cm" svg:x="9.354cm" svg:y="6.142cm">
          <draw:text-box>
            <text:p text:style-name="P7"><text:span text:style-name="T3">Pareto optimal</text:span></text:p>
          </draw:text-box>
        </draw:frame>
        <draw:frame draw:style-name="gr11" draw:text-style-name="P2" draw:layer="layout" svg:width="4.693cm" svg:height="4.855cm" svg:x="4.248cm" svg:y="2.24cm">
          <draw:image xlink:href="Pictures/100002010000017B00000188BA909AA49306B71B.png" xlink:type="simple" xlink:show="embed" xlink:actuate="onLoad">
            <text:p/>
          </draw:image>
        </draw:frame>
        <draw:frame draw:style-name="gr11" draw:text-style-name="P2" draw:layer="layout" svg:width="4.88cm" svg:height="4.892cm" svg:x="15.932cm" svg:y="13.35cm">
          <draw:image xlink:href="Pictures/100002010000018A0000018BBA5AF2D5EF1C58CA.png" xlink:type="simple" xlink:show="embed" xlink:actuate="onLoad">
            <text:p/>
          </draw:image>
        </draw:frame>
        <draw:frame draw:style-name="gr11" draw:text-style-name="P2" draw:layer="layout" svg:width="4.78cm" svg:height="4.892cm" svg:x="7.342cm" svg:y="11.441cm">
          <draw:image xlink:href="Pictures/10000201000001820000018B5F59FBD1B2C0AFCE.png" xlink:type="simple" xlink:show="embed" xlink:actuate="onLoad">
            <text:p/>
          </draw:image>
        </draw:frame>
        <draw:frame draw:style-name="gr12" draw:text-style-name="P6" draw:layer="layout" svg:width="2.763cm" svg:height="2.079cm" svg:x="1.3cm" svg:y="9.305cm">
          <draw:text-box>
            <text:p text:style-name="P5"><text:span text:style-name="T2">HOF</text:span></text:p>
          </draw:text-box>
        </draw:frame>
        <draw:frame draw:style-name="gr13" draw:text-style-name="P9" draw:layer="layout" svg:width="6.978cm" svg:height="1.825cm" svg:x="17.336cm" svg:y="12.092cm">
          <draw:text-box>
            <text:p text:style-name="P5"><text:span text:style-name="T4">T’’-ReS</text:span><text:span text:style-name="T5">2</text:span></text:p>
          </draw:text-box>
        </draw:frame>
        <draw:custom-shape draw:style-name="gr14" draw:text-style-name="P10" draw:layer="layout" svg:width="0.356cm" svg:height="0.356cm" svg:x="17.014cm" svg:y="8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356cm" svg:height="0.356cm" svg:x="12.95cm" svg:y="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6.978cm" svg:height="1.825cm" svg:x="5.652cm" svg:y="0.97cm">
          <draw:text-box>
            <text:p text:style-name="P5"><text:span text:style-name="T4">T-ReS</text:span><text:span text:style-name="T5">2</text:span></text:p>
          </draw:text-box>
        </draw:frame>
        <draw:frame draw:style-name="gr13" draw:text-style-name="P9" draw:layer="layout" svg:width="6.978cm" svg:height="1.825cm" svg:x="8.82cm" svg:y="10.114cm">
          <draw:text-box>
            <text:p text:style-name="P5"><text:span text:style-name="T4">T’-ReS</text:span><text:span text:style-name="T5">2</text:span></text:p>
          </draw:text-box>
        </draw:frame>
        <draw:line draw:style-name="gr15" draw:text-style-name="P2" draw:layer="layout" svg:x1="8.941cm" svg:y1="4.526cm" svg:x2="9.8cm" svg:y2="4.526cm">
          <text:p/>
        </draw:line>
        <draw:line draw:style-name="gr15" draw:text-style-name="P2" draw:layer="layout" svg:x1="12.276cm" svg:y1="13.162cm" svg:x2="13.038cm" svg:y2="12.046cm">
          <text:p/>
        </draw:line>
        <draw:line draw:style-name="gr15" draw:text-style-name="P2" draw:layer="layout" svg:x1="21.012cm" svg:y1="15.317cm" svg:x2="21.774cm" svg:y2="15.317cm">
          <text:p/>
        </draw: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Adventor" svg:font-family="TexGyreAdventor"/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hatch draw:name="Red_20_Crossed_20_45_20_Degrees" draw:display-name="Red Crossed 45 Degrees" draw:style="double" draw:color="#800000" draw:distance="0.076cm" draw:rotation="450"/>
    <draw:opacity draw:name="Transparency_20_420" draw:display-name="Transparency 420" draw:style="radial" draw:cx="40%" draw:cy="75%" draw:start="0%" draw:end="100%" draw:border="5%"/>
    <draw:opacity draw:name="Transparency_20_421" draw:display-name="Transparency 421" draw:style="radial" draw:cx="35%" draw:cy="75%" draw:start="0%" draw:end="100%" draw:border="5%"/>
    <draw:opacity draw:name="Transparency_20_422" draw:display-name="Transparency 422" draw:style="radial" draw:cx="30%" draw:cy="75%" draw:start="0%" draw:end="100%" draw:border="5%"/>
    <draw:opacity draw:name="Transparency_20_423" draw:display-name="Transparency 423" draw:style="radial" draw:cx="25%" draw:cy="75%" draw:start="0%" draw:end="100%" draw:border="5%"/>
    <draw:opacity draw:name="Transparency_20_424" draw:display-name="Transparency 424" draw:style="radial" draw:cx="20%" draw:cy="75%" draw:start="0%" draw:end="100%" draw:border="5%"/>
    <draw:opacity draw:name="Transparency_20_425" draw:display-name="Transparency 425" draw:style="radial" draw:cx="25%" draw:cy="70%" draw:start="0%" draw:end="100%" draw:border="5%"/>
    <draw:opacity draw:name="Transparency_20_426" draw:display-name="Transparency 426" draw:style="radial" draw:cx="25%" draw:cy="65%" draw:start="0%" draw:end="100%" draw:border="5%"/>
    <draw:opacity draw:name="Transparency_20_427" draw:display-name="Transparency 427" draw:style="radial" draw:cx="25%" draw:cy="80%" draw:start="0%" draw:end="100%" draw:border="5%"/>
    <draw:opacity draw:name="Transparency_20_428" draw:display-name="Transparency 428" draw:style="radial" draw:cx="25%" draw:cy="85%" draw:start="0%" draw:end="100%" draw:border="5%"/>
    <draw:opacity draw:name="Transparency_20_429" draw:display-name="Transparency 429" draw:style="radial" draw:cx="25%" draw:cy="90%" draw:start="0%" draw:end="100%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13:26:47.371582263</meta:creation-date>
    <dc:date>2020-11-12T12:44:46.505996832</dc:date>
    <meta:editing-duration>PT1H37M54S</meta:editing-duration>
    <meta:editing-cycles>21</meta:editing-cycles>
    <meta:generator>LibreOffice/6.0.7.3$Linux_X86_64 LibreOffice_project/00m0$Build-3</meta:generator>
    <meta:document-statistic meta:object-count="48"/>
  </office:meta>
</office:document-meta>
</file>